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Marathi" svg:font-family="'Lohit Marath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ohit Hindi" svg:font-family="'Lohit Hindi', 'Times New Roman'" style:font-pitch="variable"/>
    <style:font-face style:name="SimSun" svg:font-family="SimSun, 宋体" style:font-pitch="variable"/>
    <style:font-face style:name="Ubuntu Light" svg:font-family="'Ubuntu Light'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text-align="end" style:justify-single-word="false">
        <style:tab-stops>
          <style:tab-stop style:position="15.002cm" style:type="right"/>
        </style:tab-stops>
      </style:paragraph-properties>
    </style:style>
    <style:style style:name="P2" style:family="paragraph" style:parent-style-name="Header">
      <style:text-properties fo:language="nb" fo:country="NO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>
        <style:tab-stops>
          <style:tab-stop style:position="1.402cm"/>
          <style:tab-stop style:position="1.588cm"/>
          <style:tab-stop style:position="7.5cm" style:type="center"/>
          <style:tab-stop style:position="15cm" style:type="right"/>
        </style:tab-stops>
      </style:paragraph-properties>
      <style:text-properties style:font-name="Verdana" fo:font-size="10pt" style:font-size-asian="10pt" style:font-name-complex="Verdana" style:font-size-complex="10pt"/>
    </style:style>
    <style:style style:name="P4" style:family="paragraph" style:parent-style-name="Standard">
      <style:text-properties style:font-name="Liberation Sans1" fo:font-size="12pt" officeooo:paragraph-rsid="00819013" style:font-size-asian="12pt" style:font-size-complex="12pt"/>
    </style:style>
    <style:style style:name="P5" style:family="paragraph" style:parent-style-name="Standard">
      <style:text-properties style:font-name="Liberation Sans1" fo:font-size="12pt" style:text-underline-style="none" fo:font-weight="normal" officeooo:rsid="00819013" officeooo:paragraph-rsid="0081901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1" fo:font-size="12pt" style:text-underline-style="none" fo:font-weight="normal" officeooo:rsid="00819013" officeooo:paragraph-rsid="00902f3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1" fo:font-size="12pt" style:text-underline-style="none" fo:font-weight="normal" officeooo:rsid="00819013" officeooo:paragraph-rsid="00992e13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1" fo:font-size="12pt" style:text-underline-style="none" fo:font-weight="normal" officeooo:rsid="0083b589" officeooo:paragraph-rsid="0083b58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1" fo:font-size="12pt" style:text-underline-style="none" fo:font-weight="normal" officeooo:rsid="0083b589" officeooo:paragraph-rsid="00863cf7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ans1" fo:font-size="12pt" style:text-underline-style="none" fo:font-weight="normal" officeooo:rsid="0083b589" officeooo:paragraph-rsid="009666b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ans1" fo:font-size="12pt" style:text-underline-style="none" fo:font-weight="normal" officeooo:rsid="00863cf7" officeooo:paragraph-rsid="00863cf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1" fo:font-size="12pt" style:text-underline-style="none" fo:font-weight="normal" officeooo:rsid="0088db58" officeooo:paragraph-rsid="008c23f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1" fo:font-size="12pt" style:text-underline-style="none" fo:font-weight="normal" officeooo:rsid="008d2707" officeooo:paragraph-rsid="008d2707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ans1" fo:font-size="12pt" style:text-underline-style="none" fo:font-weight="normal" officeooo:rsid="008d2707" officeooo:paragraph-rsid="00992e1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1" fo:font-size="12pt" style:text-underline-style="none" fo:font-weight="normal" officeooo:rsid="008e55e6" officeooo:paragraph-rsid="008e55e6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1" fo:font-size="12pt" style:text-underline-style="none" fo:font-weight="normal" officeooo:rsid="008c23f8" officeooo:paragraph-rsid="0088db5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1" fo:font-size="12pt" style:text-underline-style="none" fo:font-weight="normal" officeooo:rsid="0094527f" officeooo:paragraph-rsid="0083b58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1" fo:font-size="12pt" style:text-underline-style="none" fo:font-weight="normal" officeooo:rsid="0094527f" officeooo:paragraph-rsid="0094527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ans1" fo:font-size="12pt" style:text-underline-style="none" fo:font-weight="normal" officeooo:rsid="009666b0" officeooo:paragraph-rsid="009666b0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1" fo:font-size="12pt" style:text-underline-style="none" fo:font-weight="normal" officeooo:rsid="0097b42e" officeooo:paragraph-rsid="0097b42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1" fo:font-size="12pt" style:text-underline-style="none" fo:font-weight="bold" officeooo:rsid="00863cf7" officeooo:paragraph-rsid="0094527f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ans1" fo:font-size="12pt" style:text-underline-style="none" fo:font-weight="bold" officeooo:rsid="0094527f" officeooo:paragraph-rsid="0094527f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ans1" fo:font-size="12pt" style:text-underline-style="none" fo:font-weight="bold" officeooo:rsid="0097b42e" officeooo:paragraph-rsid="0097b42e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ans1" fo:font-size="12pt" style:text-underline-style="solid" style:text-underline-width="auto" style:text-underline-color="font-color" fo:font-weight="normal" officeooo:rsid="0083b589" officeooo:paragraph-rsid="0083b589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1" fo:font-size="12pt" style:text-underline-style="solid" style:text-underline-width="auto" style:text-underline-color="font-color" fo:font-weight="normal" officeooo:rsid="0083b589" officeooo:paragraph-rsid="00863cf7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ans1" fo:font-size="12pt" style:text-underline-style="solid" style:text-underline-width="auto" style:text-underline-color="font-color" fo:font-weight="bold" officeooo:rsid="0083b589" officeooo:paragraph-rsid="0094527f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ans1" fo:font-size="12pt" style:text-underline-style="solid" style:text-underline-width="auto" style:text-underline-color="font-color" fo:font-weight="bold" officeooo:rsid="0083b589" officeooo:paragraph-rsid="00863cf7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ans1" fo:font-size="12pt" style:text-underline-style="solid" style:text-underline-width="auto" style:text-underline-color="font-color" fo:font-weight="bold" officeooo:rsid="00819013" officeooo:paragraph-rsid="00819013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ans1" fo:font-size="12pt" fo:font-style="italic" style:text-underline-style="none" fo:font-weight="normal" officeooo:rsid="0092fd8d" officeooo:paragraph-rsid="0092fd8d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style:font-name="Liberation Sans1" fo:font-size="5pt" style:text-underline-style="solid" style:text-underline-width="auto" style:text-underline-color="font-color" fo:font-weight="bold" style:font-size-asian="4.34999990463257pt" style:font-weight-asian="bold" style:font-size-complex="5pt" style:font-weight-complex="bold"/>
    </style:style>
    <style:style style:name="P31" style:family="paragraph" style:parent-style-name="Standard">
      <style:text-properties style:font-name="Liberation Sans1" fo:font-size="11pt" style:font-size-asian="11pt" style:font-size-complex="11pt"/>
    </style:style>
    <style:style style:name="P32" style:family="paragraph" style:parent-style-name="Standard">
      <style:text-properties style:font-name="Liberation Sans1" fo:font-size="8pt" fo:background-color="#dddddd" style:font-size-asian="8pt" style:font-name-complex="Ubuntu Light" style:font-size-complex="8pt"/>
    </style:style>
    <style:style style:name="T1" style:family="text">
      <style:text-properties style:font-name="Verdana" fo:font-size="10pt" fo:language="nb" fo:country="NO" style:font-name-asian="Verdana" style:font-size-asian="10pt" style:font-name-complex="Verdana" style:font-size-complex="10pt"/>
    </style:style>
    <style:style style:name="T2" style:family="text">
      <style:text-properties style:font-name="Verdana" fo:font-size="10pt" fo:language="nb" fo:country="NO" officeooo:rsid="005a464d" style:font-name-asian="Verdana" style:font-size-asian="10pt" style:font-name-complex="Verdana" style:font-size-complex="10pt"/>
    </style:style>
    <style:style style:name="T3" style:family="text">
      <style:text-properties style:font-name="Verdana" fo:font-size="10pt" fo:language="nb" fo:country="NO" officeooo:rsid="005d56f7" style:font-name-asian="Verdana" style:font-size-asian="10pt" style:font-name-complex="Verdana" style:font-size-complex="10pt"/>
    </style:style>
    <style:style style:name="T4" style:family="text">
      <style:text-properties style:font-name="Verdana" fo:font-size="10pt" fo:language="nb" fo:country="NO" style:font-size-asian="10pt" style:font-name-complex="Verdana" style:font-size-complex="10pt"/>
    </style:style>
    <style:style style:name="T5" style:family="text">
      <style:text-properties style:font-name="Verdana" fo:font-size="10pt" fo:language="nb" fo:country="NO" officeooo:rsid="00819013" style:font-size-asian="10pt" style:font-name-complex="Verdana" style:font-size-complex="10pt"/>
    </style:style>
    <style:style style:name="T6" style:family="text">
      <style:text-properties style:font-name="Verdana" fo:font-size="10pt" fo:language="nb" fo:country="NO" officeooo:rsid="00708b47" style:font-size-asian="10pt" style:font-name-complex="Verdana" style:font-size-complex="10pt"/>
    </style:style>
    <style:style style:name="T7" style:family="text">
      <style:text-properties officeooo:rsid="002ae61f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-complex="Ubuntu Light"/>
    </style:style>
    <style:style style:name="T10" style:family="text">
      <style:text-properties officeooo:rsid="005a464d" style:font-name-complex="Ubuntu Light"/>
    </style:style>
    <style:style style:name="T11" style:family="text">
      <style:text-properties fo:background-color="#dddddd" loext:char-shading-value="0" style:font-name-complex="Ubuntu Light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officeooo:rsid="00819013" style:font-weight-asian="normal" style:font-weight-complex="normal"/>
    </style:style>
    <style:style style:name="T14" style:family="text">
      <style:text-properties style:text-underline-style="none" fo:font-weight="normal" officeooo:rsid="00901246" style:font-weight-asian="normal" style:font-weight-complex="normal"/>
    </style:style>
    <style:style style:name="T15" style:family="text">
      <style:text-properties style:text-underline-style="none" fo:font-weight="normal" officeooo:rsid="00929755" style:font-weight-asian="normal" style:font-weight-complex="normal"/>
    </style:style>
    <style:style style:name="T16" style:family="text">
      <style:text-properties style:text-underline-style="none" fo:font-weight="normal" officeooo:rsid="0092fd8d" style:font-weight-asian="normal" style:font-weight-complex="normal"/>
    </style:style>
    <style:style style:name="T17" style:family="text">
      <style:text-properties style:text-underline-style="none" fo:font-weight="normal" officeooo:rsid="00992e13" style:font-weight-asian="normal" style:font-weight-complex="normal"/>
    </style:style>
    <style:style style:name="T18" style:family="text">
      <style:text-properties style:text-underline-style="none" officeooo:rsid="0094527f"/>
    </style:style>
    <style:style style:name="T19" style:family="text">
      <style:text-properties style:text-underline-style="none" officeooo:rsid="00992e13"/>
    </style:style>
    <style:style style:name="T20" style:family="text">
      <style:text-properties officeooo:rsid="0085268c"/>
    </style:style>
    <style:style style:name="T21" style:family="text">
      <style:text-properties officeooo:rsid="00863cf7"/>
    </style:style>
    <style:style style:name="T22" style:family="text">
      <style:text-properties officeooo:rsid="008774e6"/>
    </style:style>
    <style:style style:name="T23" style:family="text">
      <style:text-properties officeooo:rsid="008c23f8"/>
    </style:style>
    <style:style style:name="T24" style:family="text">
      <style:text-properties officeooo:rsid="008d2707"/>
    </style:style>
    <style:style style:name="T25" style:family="text">
      <style:text-properties officeooo:rsid="008e55e6"/>
    </style:style>
    <style:style style:name="T26" style:family="text">
      <style:text-properties officeooo:rsid="00902f3b"/>
    </style:style>
    <style:style style:name="T27" style:family="text">
      <style:text-properties officeooo:rsid="00914385"/>
    </style:style>
    <style:style style:name="T28" style:family="text">
      <style:text-properties officeooo:rsid="0092fd8d"/>
    </style:style>
    <style:style style:name="T29" style:family="text">
      <style:text-properties officeooo:rsid="0094527f"/>
    </style:style>
    <style:style style:name="T30" style:family="text">
      <style:text-properties officeooo:rsid="009666b0"/>
    </style:style>
    <style:style style:name="T31" style:family="text">
      <style:text-properties officeooo:rsid="00992e13"/>
    </style:style>
    <style:style style:name="T32" style:family="text">
      <style:text-properties fo:font-weight="bold" officeooo:rsid="0094527f" style:font-weight-asian="bold" style:font-weight-complex="bold"/>
    </style:style>
    <style:style style:name="T33" style:family="text">
      <style:text-properties fo:font-weight="bold" officeooo:rsid="00992e13" style:font-weight-asian="bold" style:font-weight-complex="bold"/>
    </style:style>
    <style:style style:name="T34" style:family="text">
      <style:text-properties fo:font-weight="bold" officeooo:rsid="009b6758" style:font-weight-asian="bold" style:font-weight-complex="bold"/>
    </style:style>
    <style:style style:name="T35" style:family="text">
      <style:text-properties officeooo:rsid="0099f0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9">Nombre: __________________________________________ <text:s text:c="2"/>Nota </text:span><text:span text:style-name="T10">Examen</text:span><text:span text:style-name="T9">: </text:span><text:span text:style-name="T11">______</text:span></text:p>
      <text:p text:style-name="P32"/>
      <text:p text:style-name="P30"/>
      <text:p text:style-name="P4"><text:span text:style-name="T14">En el próximo mundial de MotoGP se quieren televisar una serie de anuncios de marcas de deportes conocidas (de calzado) y nos han pedido crear un programa que</text:span><text:span text:style-name="T13"> proces</text:span><text:span text:style-name="T14">e la</text:span><text:span text:style-name="T13"> gestión de</text:span><text:span text:style-name="T14"> dichos</text:span><text:span text:style-name="T13"> anuncios televisi</text:span><text:span text:style-name="T14">vos </text:span><text:span text:style-name="T15">para </text:span><text:span text:style-name="T16">marcas conocidas como</text:span><text:span text:style-name="T15">:</text:span><text:span text:style-name="T13"> </text:span><text:span text:style-name="T15">N</text:span><text:span text:style-name="T14">ike, Reebok, Fila, Adidas, Converse, </text:span><text:span text:style-name="T17">Puma, Gap, </text:span><text:span text:style-name="T14">etc..</text:span></text:p>
      <text:p text:style-name="P5"/>
      <text:p text:style-name="P7"><text:span text:style-name="T33">Gest</text:span><text:span text:style-name="T34">or</text:span><text:span text:style-name="T33"> de anunciantes </text:span><text:span text:style-name="T32">(</text:span><text:span text:style-name="T33">1,</text:span><text:span text:style-name="T34">7</text:span><text:span text:style-name="T33">5</text:span><text:span text:style-name="T32"> puntos): </text:span>Al principio <text:span text:style-name="T21">d</text:span>el programa <text:span text:style-name="T21">se preguntará cuántos anunciantes de marcas deportivas se van a gestionar.</text:span> <text:span text:style-name="T28">Después, se pedirá al usuario que escriba </text:span>el nombre de los anunciantes en minúsculas <text:span text:style-name="T26">y lo mostraremos por pantalla</text:span> en mayúsculas (si el nombre no tiene, al menos, cinco caracteres se rellenará<text:span text:style-name="T23">n</text:span> <text:span text:style-name="T21">los restantes </text:span>con el carácter ‘-‘ por la derecha).</text:p>
      <text:p text:style-name="P6"/>
      <text:p text:style-name="P29">Nota: No debe guardar marcas vacías (pulsando enter sin escribir nada). Deberá pedir anunciante<text:span text:style-name="T35">s</text:span> hasta que se escriba una palabra.</text:p>
      <text:p text:style-name="P5"/>
      <text:p text:style-name="P5"/>
      <text:p text:style-name="P5"/>
      <text:p text:style-name="P5">A continuación el programa gestionará los datos de los anuncios que <text:span text:style-name="T21">van a emitirse</text:span>. Para ello <text:span text:style-name="T21">se </text:span>mostrará un menú con las siguientes opciones/<text:span text:style-name="T27">funciones:</text:span></text:p>
      <text:p text:style-name="P5"/>
      <text:p text:style-name="P28">1. Registro de anuncio.<text:span text:style-name="T12"> </text:span><text:span text:style-name="T18">(</text:span><text:span text:style-name="T19">2,5</text:span><text:span text:style-name="T18"> puntos)</text:span></text:p>
      <text:p text:style-name="P5">Se mostrarán, de forma numerada, los nombres de los anunciantes registrados y el usuario deberá seleccionar uno de ellos <text:span text:style-name="T22">de forma numérica</text:span>. Se pedirá hora de comienzo <text:span text:style-name="T31">(controlar valores no válidos)</text:span> y duración en segundos del anuncio. </text:p>
      <text:p text:style-name="P5"/>
      <text:p text:style-name="P8"><text:span text:style-name="T22">Una vez recogidos esos datos, </text:span>se mostrará la hora y el anunciante con <text:span text:style-name="T24">solo</text:span> la primera y última letra en mayúscula.</text:p>
      <text:p text:style-name="P8"/>
      <text:p text:style-name="P24"/>
      <text:p text:style-name="P26">2. Importe gastado.<text:span text:style-name="T12"> </text:span><text:span text:style-name="T18">(1,5 puntos)</text:span></text:p>
      <text:p text:style-name="P16">Al elegir esta opción deberá mostrarse el número de anuncios registrados, la duración total en segundos de todos los anuncios y el importe total gastado teniendo en cuenta que:</text:p>
      <text:p text:style-name="P16"/>
      <text:p text:style-name="P12"><text:span text:style-name="T23">- </text:span>Cada anuncio cuesta 1500€.</text:p>
      <text:p text:style-name="P12"><text:span text:style-name="T23">- </text:span>Cada segundo en pantalla son 100€.</text:p>
      <text:p text:style-name="P8"/>
      <text:p text:style-name="P24"/>
      <text:p text:style-name="P26">3. Porcentaje con descuento.<text:span text:style-name="T12"> </text:span><text:span text:style-name="T18">(1 punto)</text:span></text:p>
      <text:p text:style-name="P13">Puesto que la cadena de televisión está interesada en que se contraten muchos anuncios de deportes, aplicará un descuento según el número de anuncios registrados (usar una función o método):</text:p>
      <text:p text:style-name="P13">- Si se emiten 2 anuncios, un 4% de descuento.</text:p>
      <text:p text:style-name="P13">- Si se emiten 3 anuncios, un 9% de descuento.</text:p>
      <text:p text:style-name="P14">- Si se emiten 4 anuncios, un 16% de descuento. <text:span text:style-name="T25">Etc..</text:span></text:p>
      <text:p text:style-name="P13"/>
      <text:p text:style-name="P13">Nota: Si solo se televisa un anuncio, el porcentaje aplicado será del 1%. <text:span text:style-name="T25">Controlar no sobrepasar el 90% de descuento (aplicar el 1% para esos casos)</text:span></text:p>
      <text:p text:style-name="P26"><text:soft-page-break/>4. Total a pagar.<text:span text:style-name="T12"> </text:span><text:span text:style-name="T18">(</text:span><text:span text:style-name="T19">0,75</text:span><text:span text:style-name="T18"> punto</text:span><text:span text:style-name="T19">s</text:span><text:span text:style-name="T18">)</text:span></text:p>
      <text:p text:style-name="P15">Se muestra el dinero gastado por las empresas <text:span text:style-name="T27">con el descuento aplicado.</text:span></text:p>
      <text:p text:style-name="P25"/>
      <text:p text:style-name="P25"/>
      <text:p text:style-name="P27">5. Salir.<text:span text:style-name="T12"> </text:span><text:span text:style-name="T18">(</text:span><text:span text:style-name="T19">1</text:span><text:span text:style-name="T18"> punto)</text:span></text:p>
      <text:p text:style-name="P10">Opción <text:span text:style-name="T21">usada </text:span>para salir de <text:span text:style-name="T21">las opciones. Usar una f</text:span>unción que muestre por pantalla:</text:p>
      <text:p text:style-name="P10"><text:span text:style-name="T30">-</text:span> <text:span text:style-name="T30">Si ha gastado más de 15000€: </text:span>Hasta Pronto.</text:p>
      <text:p text:style-name="P19">- En caso contrario, debemos mostrar el mensaje: Le sugerimos contratar más anuncios la próxima vez para un descuento mayor.</text:p>
      <text:p text:style-name="P8"/>
      <text:p text:style-name="P8"/>
      <text:p text:style-name="P8"/>
      <text:p text:style-name="P21">Último paso: <text:span text:style-name="T29">(1 punto)</text:span></text:p>
      <text:p text:style-name="P8"/>
      <text:p text:style-name="P9"><text:span text:style-name="T21">Despues de elegir la opción de salir,</text:span> se mostrará <text:span text:style-name="T21">un resumen</text:span> por consola <text:span text:style-name="T21">con </text:span>los <text:span text:style-name="T21">siguientes </text:span>datos: </text:p>
      <text:p text:style-name="P9"/>
      <text:p text:style-name="P11">- Número de anuncios.</text:p>
      <text:p text:style-name="P9"><text:span text:style-name="T21">- A</text:span>nunciantes <text:span text:style-name="T20">en el orden que fueron registrados.</text:span></text:p>
      <text:p text:style-name="P11">- Importe total.</text:p>
      <text:p text:style-name="P11">- Porcentaje que se aplica.</text:p>
      <text:p text:style-name="P8"/>
      <text:p text:style-name="P17"/>
      <text:p text:style-name="P18"/>
      <text:p text:style-name="P22">Funcionamiento correcto del programa: <text:span text:style-name="T21"><text:s/></text:span>(<text:span text:style-name="T31">0,5</text:span> punto<text:span text:style-name="T31">s</text:span>)</text:p>
      <text:p text:style-name="P23"/>
      <text:p text:style-name="P20">- Creación y visualización correcta de anunciantes.</text:p>
      <text:p text:style-name="P18">- Menú.</text:p>
      <text:p text:style-name="P18">- Creación de las estructuras y uso de métodos de la clase String.</text:p>
      <text:p text:style-name="P18">- Uso razonable de variables (entre 8 y 12 variables en el programa principal)</text:p>
      <text:p text:style-name="P18">- Modularización (crear una clase para el método main y otra para funciones)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Marathi" svg:font-family="'Lohit Marath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ohit Hindi" svg:font-family="'Lohit Hindi', 'Times New Roman'" style:font-pitch="variable"/>
    <style:font-face style:name="SimSun" svg:font-family="SimSun, 宋体" style:font-pitch="variable"/>
    <style:font-face style:name="Ubuntu Light" svg:font-family="'Ubuntu Light'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Header" style:next-style-name="Subtitle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, 'Times New Roman'" style:font-pitch-complex="variable" style:font-size-complex="14pt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, 'Times New Roman'" style:font-pitch-complex="variable" style:font-size-complex="14pt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Epígrafe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Encabezad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, 'Times New Roman'" style:font-pitch-complex="variable" style:font-size-complex="14pt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.265cm" fo:margin-bottom="0cm" loext:contextual-spacing="false" style:line-height-at-least="0.176cm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Lohit Hindi" fo:font-family="'Lohit Hindi', 'Times New Roman'" style:font-pitch="variable" fo:font-size="30pt" fo:language="es" fo:country="ES" style:font-name-asian="Lohit Hindi" style:font-family-asian="'Lohit Hindi', 'Times New Roman'" style:font-pitch-asian="variable" style:font-size-asian="30pt" style:language-asian="zh" style:country-asian="CN" style:font-name-complex="Lohit Hindi" style:font-family-complex="'Lohit Hindi', 'Times New Roman'" style:font-pitch-complex="variable" style:font-size-complex="30pt" style:language-complex="hi" style:country-complex="IN" fo:hyphenate="false" fo:hyphenation-remain-char-count="2" fo:hyphenation-push-char-count="2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229cm" fo:margin-bottom="0cm" loext:contextual-spacing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203cm" fo:margin-bottom="0cm" loext:contextual-spacing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font-size="23pt" style:font-size-asian="23pt" style:font-size-complex="23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76cm" fo:margin-bottom="0cm" loext:contextual-spacing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font-name="Lohit Hindi" fo:font-family="'Lohit Hindi', 'Times New Roman'" style:font-pitch="variable" fo:font-size="39pt" fo:language="es" fo:country="ES" fo:font-weight="bold" style:font-name-asian="Lohit Hindi" style:font-family-asian="'Lohit Hindi', 'Times New Roman'" style:font-pitch-asian="variable" style:font-size-asian="39pt" style:language-asian="zh" style:country-asian="CN" style:font-weight-asian="bold" style:font-name-complex="Lohit Hindi" style:font-family-complex="'Lohit Hindi', 'Times New Roman'" style:font-pitch-complex="variable" style:font-size-complex="39pt" style:language-complex="hi" style:country-complex="IN" style:font-weight-complex="bold" fo:hyphenate="false" fo:hyphenation-remain-char-count="2" fo:hyphenation-push-char-count="2"/>
    </style:style>
    <style:style style:name="Predeterminado_7e_LT_7e_Untertitel" style:display-name="Predeterminado~LT~Untertitel" style:family="paragraph">
      <style:paragraph-properties fo:margin-top="0.282cm" fo:margin-bottom="0cm" loext:contextual-spacing="false" style:line-height-at-least="0.176cm" fo:text-align="end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ohit Hindi" fo:font-family="'Lohit Hindi', 'Times New Roman'" style:font-pitch="variable" fo:font-size="32pt" fo:language="es" fo:country="ES" fo:font-weight="bold" style:font-name-asian="Lohit Hindi" style:font-family-asian="'Lohit Hindi', 'Times New Roman'" style:font-pitch-asian="variable" style:font-size-asian="32pt" style:language-asian="zh" style:country-asian="CN" style:font-weight-asian="bold" style:font-name-complex="Lohit Hindi" style:font-family-complex="'Lohit Hindi', 'Times New Roman'" style:font-pitch-complex="variable" style:font-size-complex="32pt" style:language-complex="hi" style:country-complex="IN" style:font-weight-complex="bold" fo:hyphenate="false" fo:hyphenation-remain-char-count="2" fo:hyphenation-push-char-count="2"/>
    </style:style>
    <style:style style:name="Predeterminado_7e_LT_7e_Notizen" style:display-name="Predeterminado~LT~Notizen" style:family="paragraph">
      <style:paragraph-properties fo:margin-top="0.159cm" fo:margin-bottom="0cm" loext:contextual-spacing="false"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ohit Hindi" fo:font-family="'Lohit Hindi', 'Times New Roman'" style:font-pitch="variable" fo:font-size="12pt" fo:language="es" fo:country="ES" style:font-name-asian="Lohit Hindi" style:font-family-asian="'Lohit Hindi', 'Times New Roman'" style:font-pitch-asian="variable" style:font-size-asian="12pt" style:language-asian="zh" style:country-asian="CN" style:font-name-complex="Lohit Hindi" style:font-family-complex="'Lohit Hind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7e_LT_7e_Hintergrundobjekte" style:display-name="Predeterminado~LT~Hintergrundobjekte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" fo:font-family="Arial" style:font-family-generic="swiss" style:font-pitch="variable" fo:font-size="18pt" fo:language="es" fo:country="ES" style:font-name-asian="Arial" style:font-family-asian="Arial" style:font-family-generic-asian="swiss" style:font-pitch-asian="variable" style:font-size-asian="18pt" style:language-asian="zh" style:country-asian="CN" style:font-name-complex="Arial" style:font-family-complex="Arial" style:font-family-generic-complex="swiss" style:font-pitch-complex="variable" style:font-size-complex="18pt" style:language-complex="hi" style:country-complex="IN" fo:hyphenate="false" fo:hyphenation-remain-char-count="2" fo:hyphenation-push-char-count="2"/>
    </style:style>
    <style:style style:name="Predeterminado_7e_LT_7e_Hintergrund" style:display-name="Predeterminado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font-name-asian="WenQuanYi Micro Hei" style:font-family-asian="'WenQuanYi Micro Hei'" style:font-pitch-asian="variable" style:font-size-asian="12pt" style:language-asian="zh" style:country-asian="CN" style:font-name-complex="Lohit Hindi" style:font-family-complex="'Lohit Hind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0" fo:widows="0" fo:hyphenation-ladder-count="no-limit" style:text-autospace="none"/>
      <style:text-properties style:use-window-font-color="true" style:font-name="Lohit Hindi" fo:font-family="'Lohit Hindi', 'Times New Roman'" style:font-pitch="variable" fo:font-size="18pt" fo:language="es" fo:country="ES" style:font-name-asian="Lohit Hindi" style:font-family-asian="'Lohit Hindi', 'Times New Roman'" style:font-pitch-asian="variable" style:font-size-asian="18pt" style:language-asian="zh" style:country-asian="CN" style:font-name-complex="Lohit Hindi" style:font-family-complex="'Lohit Hindi', 'Times New Roman'" style:font-pitch-complex="variable" style:font-size-complex="18pt" style:language-complex="hi" style:country-complex="IN" fo:hyphenate="false" fo:hyphenation-remain-char-count="2" fo:hyphenation-push-char-count="2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font-name="Lohit Hindi" fo:font-family="'Lohit Hindi', 'Times New Roman'" style:font-pitch="variable" fo:font-size="39pt" fo:language="es" fo:country="ES" fo:font-weight="bold" style:font-name-asian="Lohit Hindi" style:font-family-asian="'Lohit Hindi', 'Times New Roman'" style:font-pitch-asian="variable" style:font-size-asian="39pt" style:language-asian="zh" style:country-asian="CN" style:font-weight-asian="bold" style:font-name-complex="Lohit Hindi" style:font-family-complex="'Lohit Hindi', 'Times New Roman'" style:font-pitch-complex="variable" style:font-size-complex="39pt" style:language-complex="hi" style:country-complex="IN" style:font-weight-complex="bold" fo:hyphenate="false" fo:hyphenation-remain-char-count="2" fo:hyphenation-push-char-count="2"/>
    </style:style>
    <style:style style:name="Objetos_20_de_20_fondo" style:display-name="Objetos de fondo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" fo:font-family="Arial" style:font-family-generic="swiss" style:font-pitch="variable" fo:font-size="18pt" fo:language="es" fo:country="ES" style:font-name-asian="Arial" style:font-family-asian="Arial" style:font-family-generic-asian="swiss" style:font-pitch-asian="variable" style:font-size-asian="18pt" style:language-asian="zh" style:country-asian="CN" style:font-name-complex="Arial" style:font-family-complex="Arial" style:font-family-generic-complex="swiss" style:font-pitch-complex="variable" style:font-size-complex="18pt" style:language-complex="hi" style:country-complex="IN" fo:hyphenate="false" fo:hyphenation-remain-char-count="2" fo:hyphenation-push-char-count="2"/>
    </style:style>
    <style:style style:name="Fondo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font-name-asian="WenQuanYi Micro Hei" style:font-family-asian="'WenQuanYi Micro Hei'" style:font-pitch-asian="variable" style:font-size-asian="12pt" style:language-asian="zh" style:country-asian="CN" style:font-name-complex="Lohit Hindi" style:font-family-complex="'Lohit Hind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top="0.159cm" fo:margin-bottom="0cm" loext:contextual-spacing="false"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ohit Hindi" fo:font-family="'Lohit Hindi', 'Times New Roman'" style:font-pitch="variable" fo:font-size="12pt" fo:language="es" fo:country="ES" style:font-name-asian="Lohit Hindi" style:font-family-asian="'Lohit Hindi', 'Times New Roman'" style:font-pitch-asian="variable" style:font-size-asian="12pt" style:language-asian="zh" style:country-asian="CN" style:font-name-complex="Lohit Hindi" style:font-family-complex="'Lohit Hind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Esquema_20_1" style:display-name="Esquema 1" style:family="paragraph">
      <style:paragraph-properties fo:margin-top="0.265cm" fo:margin-bottom="0cm" loext:contextual-spacing="false" style:line-height-at-least="0.176cm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Lohit Hindi" fo:font-family="'Lohit Hindi', 'Times New Roman'" style:font-pitch="variable" fo:font-size="30pt" fo:language="es" fo:country="ES" style:font-name-asian="Lohit Hindi" style:font-family-asian="'Lohit Hindi', 'Times New Roman'" style:font-pitch-asian="variable" style:font-size-asian="30pt" style:language-asian="zh" style:country-asian="CN" style:font-name-complex="Lohit Hindi" style:font-family-complex="'Lohit Hindi', 'Times New Roman'" style:font-pitch-complex="variable" style:font-size-complex="30pt" style:language-complex="hi" style:country-complex="IN" fo:hyphenate="false" fo:hyphenation-remain-char-count="2" fo:hyphenation-push-char-count="2"/>
    </style:style>
    <style:style style:name="Esquema_20_2" style:display-name="Esquema 2" style:family="paragraph" style:parent-style-name="Esquema_20_1">
      <style:paragraph-properties fo:margin-top="0.229cm" fo:margin-bottom="0cm" loext:contextual-spacing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top="0.203cm" fo:margin-bottom="0cm" loext:contextual-spacing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font-size="23pt" style:font-size-asian="23pt" style:font-size-complex="23pt"/>
    </style:style>
    <style:style style:name="Esquema_20_4" style:display-name="Esquema 4" style:family="paragraph" style:parent-style-name="Esquema_20_3">
      <style:paragraph-properties fo:margin-top="0.176cm" fo:margin-bottom="0cm" loext:contextual-spacing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top="0.265cm" fo:margin-bottom="0cm" loext:contextual-spacing="false" style:line-height-at-least="0.176cm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Lohit Hindi" fo:font-family="'Lohit Hindi', 'Times New Roman'" style:font-pitch="variable" fo:font-size="30pt" fo:language="es" fo:country="ES" style:letter-kerning="true" style:font-name-asian="Lohit Hindi" style:font-family-asian="'Lohit Hindi', 'Times New Roman'" style:font-pitch-asian="variable" style:font-size-asian="30pt" style:language-asian="zh" style:country-asian="CN" style:font-name-complex="Lohit Hindi" style:font-family-complex="'Lohit Hindi', 'Times New Roman'" style:font-pitch-complex="variable" style:font-size-complex="30pt" style:language-complex="hi" style:country-complex="IN" fo:hyphenate="false" fo:hyphenation-remain-char-count="2" fo:hyphenation-push-char-count="2"/>
    </style:style>
    <style:style style:name="Título1_7e_LT_7e_Gliederung_20_2" style:display-name="Título1~LT~Gliederung 2" style:family="paragraph" style:parent-style-name="Título1_7e_LT_7e_Gliederung_20_1">
      <style:paragraph-properties fo:margin-top="0.229cm" fo:margin-bottom="0cm" loext:contextual-spacing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font-size="26pt" style:font-size-asian="26pt" style:font-size-complex="26pt"/>
    </style:style>
    <style:style style:name="Título1_7e_LT_7e_Gliederung_20_3" style:display-name="Título1~LT~Gliederung 3" style:family="paragraph" style:parent-style-name="Título1_7e_LT_7e_Gliederung_20_2">
      <style:paragraph-properties fo:margin-top="0.203cm" fo:margin-bottom="0cm" loext:contextual-spacing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font-size="23pt" style:font-size-asian="23pt" style:font-size-complex="23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font-name="Lohit Hindi" fo:font-family="'Lohit Hindi', 'Times New Roman'" style:font-pitch="variable" fo:font-size="39pt" fo:language="es" fo:country="ES" fo:font-weight="bold" style:letter-kerning="true" style:font-name-asian="Lohit Hindi" style:font-family-asian="'Lohit Hindi', 'Times New Roman'" style:font-pitch-asian="variable" style:font-size-asian="39pt" style:language-asian="zh" style:country-asian="CN" style:font-weight-asian="bold" style:font-name-complex="Lohit Hindi" style:font-family-complex="'Lohit Hindi', 'Times New Roman'" style:font-pitch-complex="variable" style:font-size-complex="39pt" style:language-complex="hi" style:country-complex="IN" style:font-weight-complex="bold" fo:hyphenate="false" fo:hyphenation-remain-char-count="2" fo:hyphenation-push-char-count="2"/>
    </style:style>
    <style:style style:name="Título1_7e_LT_7e_Untertitel" style:display-name="Título1~LT~Untertitel" style:family="paragraph">
      <style:paragraph-properties fo:margin-top="0.282cm" fo:margin-bottom="0cm" loext:contextual-spacing="false" style:line-height-at-least="0.176cm" fo:text-align="end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ohit Hindi" fo:font-family="'Lohit Hindi', 'Times New Roman'" style:font-pitch="variable" fo:font-size="32pt" fo:language="es" fo:country="ES" fo:font-weight="bold" style:letter-kerning="true" style:font-name-asian="Lohit Hindi" style:font-family-asian="'Lohit Hindi', 'Times New Roman'" style:font-pitch-asian="variable" style:font-size-asian="32pt" style:language-asian="zh" style:country-asian="CN" style:font-weight-asian="bold" style:font-name-complex="Lohit Hindi" style:font-family-complex="'Lohit Hindi', 'Times New Roman'" style:font-pitch-complex="variable" style:font-size-complex="32pt" style:language-complex="hi" style:country-complex="IN" style:font-weight-complex="bold" fo:hyphenate="false" fo:hyphenation-remain-char-count="2" fo:hyphenation-push-char-count="2"/>
    </style:style>
    <style:style style:name="Título1_7e_LT_7e_Notizen" style:display-name="Título1~LT~Notizen" style:family="paragraph">
      <style:paragraph-properties fo:margin-top="0.159cm" fo:margin-bottom="0cm" loext:contextual-spacing="false" style:line-height-at-least="0.176cm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ohit Hindi" fo:font-family="'Lohit Hindi', 'Times New Roman'" style:font-pitch="variable" fo:font-size="12pt" fo:language="es" fo:country="ES" style:letter-kerning="true" style:font-name-asian="Lohit Hindi" style:font-family-asian="'Lohit Hindi', 'Times New Roman'" style:font-pitch-asian="variable" style:font-size-asian="12pt" style:language-asian="zh" style:country-asian="CN" style:font-name-complex="Lohit Hindi" style:font-family-complex="'Lohit Hind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Hintergrundobjekte" style:display-name="Título1~LT~Hintergrundobjekte" style:family="paragraph">
      <style:paragraph-properties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WenQuanYi Micro Hei" style:font-family-asian="'WenQuanYi Micro Hei'" style:font-pitch-asian="variable" style:font-size-asian="12pt" style:language-asian="zh" style:country-asian="CN" style:font-name-complex="Lohit Hindi" style:font-family-complex="'Lohit Hind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Hintergrund" style:display-name="Título1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font-name-asian="WenQuanYi Micro Hei" style:font-family-asian="'WenQuanYi Micro Hei'" style:font-pitch-asian="variable" style:font-size-asian="12pt" style:language-asian="zh" style:country-asian="CN" style:font-name-complex="Lohit Hindi" style:font-family-complex="'Lohit Hind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hyphenation-ladder-count="no-limit"/>
      <style:text-properties fo:color="#000000" fo:hyphenate="true" fo:hyphenation-remain-char-count="2" fo:hyphenation-push-char-count="2"/>
    </style:style>
    <style:style style:name="WW8Num1z0" style:family="text">
      <style:text-properties style:language-asian="zxx" style:country-asian="non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fo:font-size="12pt" style:font-size-asian="12pt" style:font-name-complex="OpenSymbol" style:font-family-complex="OpenSymbol, 'Arial Unicode MS'" style:font-size-complex="12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1pt" style:font-size-asian="11pt" style:font-size-complex="11pt"/>
    </style:style>
    <style:style style:name="WW8Num5z1" style:family="text">
      <style:text-properties fo:font-size="11pt" style:font-size-asian="11pt" style:font-size-complex="11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Fuente_20_de_20_párrafo_20_predeter.5" style:display-name="Fuente de párrafo predeter.5" style:family="text"/>
    <style:style style:name="Absatz-Standardschriftart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6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WW8Num1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13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/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2z2" style:family="text"/>
    <style:style style:name="WW8Num22z1" style:family="text">
      <style:text-properties fo:font-size="11pt" style:font-size-asian="11pt" style:font-size-complex="11pt"/>
    </style:style>
    <style:style style:name="WW8Num22z0" style:family="text"/>
    <style:style style:name="WW8Num21z8" style:family="text"/>
    <style:style style:name="WW8Num21z7" style:family="text"/>
    <style:style style:name="WW8Num21z6" style:family="text"/>
    <style:style style:name="WW8Num21z5" style:family="text"/>
    <style:style style:name="WW8Num21z4" style:family="text"/>
    <style:style style:name="WW8Num21z3" style:family="text"/>
    <style:style style:name="WW8Num21z2" style:family="text"/>
    <style:style style:name="WW8Num21z1" style:family="text"/>
    <style:style style:name="WW8Num21z0" style:family="text"/>
    <style:style style:name="WW8Num20z8" style:family="text"/>
    <style:style style:name="WW8Num20z7" style:family="text"/>
    <style:style style:name="WW8Num20z6" style:family="text"/>
    <style:style style:name="WW8Num20z5" style:family="text"/>
    <style:style style:name="WW8Num20z4" style:family="text"/>
    <style:style style:name="WW8Num20z3" style:family="text"/>
    <style:style style:name="WW8Num20z2" style:family="text"/>
    <style:style style:name="WW8Num20z1" style:family="text"/>
    <style:style style:name="WW8Num20z0" style:family="text"/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/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1" style:family="text"/>
    <style:style style:name="WW8Num18z0" style:family="text"/>
    <style:style style:name="WW8Num17z8" style:family="text"/>
    <style:style style:name="WW8Num17z7" style:family="text"/>
    <style:style style:name="WW8Num17z6" style:family="text"/>
    <style:style style:name="WW8Num17z5" style:family="text"/>
    <style:style style:name="WW8Num17z4" style:family="text"/>
    <style:style style:name="WW8Num17z3" style:family="text"/>
    <style:style style:name="WW8Num17z2" style:family="text"/>
    <style:style style:name="WW8Num17z1" style:family="text"/>
    <style:style style:name="WW8Num17z0" style:family="text"/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/>
    <style:style style:name="WW8Num15z8" style:family="text"/>
    <style:style style:name="WW8Num15z7" style:family="text"/>
    <style:style style:name="WW8Num15z6" style:family="text"/>
    <style:style style:name="WW8Num15z5" style:family="text"/>
    <style:style style:name="WW8Num15z4" style:family="text"/>
    <style:style style:name="WW8Num15z3" style:family="text"/>
    <style:style style:name="WW8Num15z2" style:family="text"/>
    <style:style style:name="WW8Num15z1" style:family="text"/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8" style:family="text"/>
    <style:style style:name="WW8Num13z7" style:family="text"/>
    <style:style style:name="WW8Num13z6" style:family="text"/>
    <style:style style:name="WW8Num13z5" style:family="text"/>
    <style:style style:name="WW8Num13z4" style:family="text"/>
    <style:style style:name="WW8Num13z3" style:family="text"/>
    <style:style style:name="WW8Num13z1" style:family="text"/>
    <style:style style:name="WW8Num13z0" style:family="text"/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2" style:family="text"/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1" style:family="text"/>
    <style:style style:name="WW8Num6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2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 fo:text-align="end" style:justify-single-word="false">
        <style:tab-stops>
          <style:tab-stop style:position="15.002cm" style:type="right"/>
        </style:tab-stops>
      </style:paragraph-properties>
    </style:style>
    <style:style style:name="MP2" style:family="paragraph" style:parent-style-name="Header">
      <style:text-properties fo:language="nb" fo:country="NO"/>
    </style:style>
    <style:style style:name="MP3" style:family="paragraph" style:parent-style-name="Footer">
      <style:paragraph-properties fo:margin-left="0cm" fo:margin-right="0.635cm" fo:text-align="start" style:justify-single-word="false" fo:text-indent="0cm" style:auto-text-indent="false">
        <style:tab-stops>
          <style:tab-stop style:position="1.402cm"/>
          <style:tab-stop style:position="1.588cm"/>
          <style:tab-stop style:position="7.5cm" style:type="center"/>
          <style:tab-stop style:position="15cm" style:type="right"/>
        </style:tab-stops>
      </style:paragraph-properties>
      <style:text-properties style:font-name="Verdana" fo:font-size="10pt" style:font-size-asian="10pt" style:font-name-complex="Verdana" style:font-size-complex="10pt"/>
    </style:style>
    <style:style style:name="MT1" style:family="text">
      <style:text-properties style:font-name="Verdana" fo:font-size="10pt" fo:language="nb" fo:country="NO" officeooo:rsid="005a464d" style:font-name-asian="Verdana" style:font-size-asian="10pt" style:font-name-complex="Verdana" style:font-size-complex="10pt"/>
    </style:style>
    <style:style style:name="MT2" style:family="text">
      <style:text-properties style:font-name="Verdana" fo:font-size="10pt" fo:language="nb" fo:country="NO" style:font-size-asian="10pt" style:font-name-complex="Verdana" style:font-size-complex="10pt"/>
    </style:style>
    <style:style style:name="MT3" style:family="text">
      <style:text-properties style:font-name="Verdana" fo:font-size="10pt" fo:language="nb" fo:country="NO" officeooo:rsid="00819013" style:font-size-asian="10pt" style:font-name-complex="Verdana" style:font-size-complex="10pt"/>
    </style:style>
    <style:style style:name="MT4" style:family="text">
      <style:text-properties style:font-name="Verdana" fo:font-size="10pt" fo:language="nb" fo:country="NO" style:font-name-asian="Verdana" style:font-size-asian="10pt" style:font-name-complex="Verdana" style:font-size-complex="10pt"/>
    </style:style>
    <style:style style:name="MT5" style:family="text">
      <style:text-properties style:font-name="Verdana" fo:font-size="10pt" fo:language="nb" fo:country="NO" officeooo:rsid="005d56f7" style:font-name-asian="Verdana" style:font-size-asian="10pt" style:font-name-complex="Verdana" style:font-size-complex="10pt"/>
    </style:style>
    <style:style style:name="MT6" style:family="text">
      <style:text-properties style:font-name="Verdana" fo:font-size="10pt" fo:language="nb" fo:country="NO" officeooo:rsid="00708b47" style:font-size-asian="10pt" style:font-name-complex="Verdana" style:font-size-complex="10pt"/>
    </style:style>
    <style:style style:name="MT7" style:family="text">
      <style:text-properties officeooo:rsid="002ae61f"/>
    </style:style>
    <style:style style:name="MT8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7cm" fo:margin-bottom="1.249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xamen Java</text:span><text:span text:style-name="MT2"> </text:span><text:span text:style-name="MT3">Funciones y String</text:span><text:span text:style-name="MT4"> – </text:span><text:span text:style-name="MT2">1º</text:span><text:span text:style-name="MT4"> </text:span><text:span text:style-name="MT1">DAW </text:span><text:span text:style-name="MT5">Mañana</text:span><text:span text:style-name="MT2"><text:tab/></text:span><text:span text:style-name="MT6">1</text:span><text:span text:style-name="MT3">3</text:span><text:span text:style-name="MT2">-</text:span><text:span text:style-name="MT3">02</text:span><text:span text:style-name="MT2">-201</text:span><text:span text:style-name="MT3">9</text:span></text:p>
        <text:p text:style-name="MP2"/>
      </style:header>
      <style:footer>
        <text:p text:style-name="MP3"><text:span text:style-name="MT7">IES Ruiz Gijón<text:tab/></text:span><text:tab/><text:span text:style-name="MT8"><text:page-number text:select-page="current">2</text:page-number></text:span><text:span text:style-name="MT8">/</text:span><text:span text:style-name="MT8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PI</dc:title>
    <meta:initial-creator>DPTO INFORMÁTICA</meta:initial-creator>
    <meta:creation-date>2010-12-16T18:00:00</meta:creation-date>
    <dc:date>2019-02-13T00:24:42.798000000</dc:date>
    <meta:print-date>2013-12-13T01:11:00</meta:print-date>
    <meta:editing-cycles>103</meta:editing-cycles>
    <meta:editing-duration>PT18H17M2S</meta:editing-duration>
    <meta:generator>LibreOffice/5.3.6.1$Windows_X86_64 LibreOffice_project/686f202eff87ef707079aeb7f485847613344eb7</meta:generator>
    <meta:document-statistic meta:table-count="0" meta:image-count="0" meta:object-count="0" meta:page-count="2" meta:paragraph-count="38" meta:word-count="534" meta:character-count="3217" meta:non-whitespace-character-count="2714"/>
  </office:meta>
</office:document-meta>
</file>